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b4ea4" officeooo:paragraph-rsid="001b4ea4" style:font-name-complex="Khmer OS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b4ea4" officeooo:paragraph-rsid="001b4ea4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b4ea4" officeooo:paragraph-rsid="001b4ea4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1ed533" officeooo:paragraph-rsid="001ed533" style:font-name-complex="Khmer OS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1c63ef"/>
    </style:style>
    <style:style style:name="T3" style:family="text">
      <style:text-properties officeooo:rsid="001d3373"/>
    </style:style>
    <style:style style:name="T4" style:family="text">
      <style:text-properties officeooo:rsid="001ed533"/>
    </style:style>
    <style:style style:name="T5" style:family="text">
      <style:text-properties officeooo:rsid="00237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2"><text:span text:style-name="T1">Midterm</text:span><text:line-break/></text:p>
      <text:p text:style-name="P3">1. Data modeling គឺជាដំណើរការនៃការ<text:span text:style-name="T2">Design និង ការអភិវឌ្ឃទិន្នន័យរបស់Systemដោយយកទិន្នន័យទាំងអស់ដែលត្រូវការយកទៅប្រើប្រាស់នៅក្នុងBusinessឬអង្គភាពផ្សែងៗ។<text:line-break/>- បានជាតម្រូវអោយធ្វើ</text:span><text:span text:style-name="T3">Data Modelingព្រោះវាជួយក្នុងការយល់អំពីទិន្នន័យដែលយើងត្រូវការ។<text:line-break/></text:span><text:span text:style-name="T5">+</text:span><text:span text:style-name="T3"> </text:span><text:span text:style-name="T5">Examples:<text:line-break/> <text:s/>- Simpler Order Management System<text:line-break/> <text:s/>- Online Shopping App<text:line-break/> <text:s/>- Simple Library System.<text:line-break/> <text:s/>- Hotel Reservation System.<text:line-break/> <text:s/>- Simple Employee Management System.</text:span><text:span text:style-name="T3"><text:line-break/><text:line-break/>2. <text:line-break/>ក. Use-Centered Design.<text:line-break/>- Understand </text:span><text:span text:style-name="T4">the Business</text:span></text:p>
      <text:p text:style-name="P4">- Maximize Graphical Effectiveness</text:p>
      <text:p text:style-name="P4">- Think Like a User</text:p>
      <text:p text:style-name="P4">- User Models and Prototypes</text:p>
      <text:p text:style-name="P4">- Focus on Usability</text:p>
      <text:p text:style-name="P4">- Invite Feedback.</text:p>
      <text:p text:style-name="P4">- Document Everything<text:line-break/>ខ. UI and UX.<text:line-break/>- (UI) ផ្តោតលើប្លង់និងការរចនាជាក់ស្តែងនៃធាតុនីមួយៗដែលអ្នកប្រើប្រាស់ធ្វើអន្តរកម្មជាមួយអ្នករចនាម៉ូដបទពិសោធន៍អ្នកប្រើប្រាស់<text:line-break/><text:soft-page-break/>- UX) ផ្តោតលើអន្តរកម្មរបស់អ្នកប្រើប្រាស់ជាមួយធាតុនោះក៏ដូចជាបទពិសោធន៍ផលិតផលទាំងមូល។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1T08:27:06.066996335</meta:creation-date>
    <dc:date>2022-06-13T10:20:02.653363325</dc:date>
    <meta:editing-duration>PT50M58S</meta:editing-duration>
    <meta:editing-cycles>4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9" meta:word-count="81" meta:character-count="710" meta:non-whitespace-character-count="625"/>
  </office:meta>
</office:document-meta>
</file>